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d4d4d4" fo:font-size="8pt" officeooo:rsid="0015930a" officeooo:paragraph-rsid="0015930a" fo:background-color="#1e1e1e" style:font-size-asian="8pt" style:font-size-complex="8pt"/>
    </style:style>
    <style:style style:name="P2" style:family="paragraph" style:parent-style-name="Standard">
      <style:paragraph-properties style:line-height-at-least="0.198in"/>
      <style:text-properties fo:color="#d4d4d4" fo:font-size="8pt" fo:background-color="#1e1e1e" style:font-size-asian="8pt" style:font-size-complex="8pt"/>
    </style:style>
    <style:style style:name="P3" style:family="paragraph" style:parent-style-name="Standard">
      <style:text-properties fo:font-size="8pt" officeooo:rsid="0015930a" officeooo:paragraph-rsid="0015930a" style:font-size-asian="8pt" style:font-size-complex="8pt"/>
    </style:style>
    <style:style style:name="P4" style:family="paragraph" style:parent-style-name="Standard">
      <style:paragraph-properties style:line-height-at-least="0.198in"/>
      <style:text-properties fo:font-size="8pt" style:font-size-asian="8pt" style:font-size-complex="8pt"/>
    </style:style>
    <style:style style:name="T1" style:family="text">
      <style:text-properties style:font-name="Droid Sans Mono" fo:font-weight="normal"/>
    </style:style>
    <style:style style:name="T2" style:family="text">
      <style:text-properties style:font-name="Droid Sans Mono" fo:font-weight="normal" officeooo:rsid="0015930a"/>
    </style:style>
    <style:style style:name="T3" style:family="text">
      <style:text-properties fo:color="#808080" style:font-name="Droid Sans Mono" fo:font-weight="normal"/>
    </style:style>
    <style:style style:name="T4" style:family="text">
      <style:text-properties fo:color="#569cd6" style:font-name="Droid Sans Mono" fo:font-weight="normal"/>
    </style:style>
    <style:style style:name="T5" style:family="text">
      <style:text-properties fo:color="#9cdcfe" style:font-name="Droid Sans Mono" fo:font-weight="normal"/>
    </style:style>
    <style:style style:name="T6" style:family="text">
      <style:text-properties fo:color="#ce9178" style:font-name="Droid Sans Mono" fo:font-weight="normal"/>
    </style:style>
    <style:style style:name="T7" style:family="text">
      <style:text-properties fo:color="#dcdcaa" style:font-name="Droid Sans Mono" fo:font-weight="normal"/>
    </style:style>
    <style:style style:name="T8" style:family="text">
      <style:text-properties fo:color="#c586c0" style:font-name="Droid Sans Mono" fo:font-weight="normal"/>
    </style:style>
    <style:style style:name="T9" style:family="text">
      <style:text-properties fo:color="#b5cea8" style:font-name="Droid Sans Mono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ách lấy bài post có liên quan với nhau: giống nhau bới catalogry </text:p>
      <text:p text:style-name="P1">                    <text:span text:style-name="T3">&lt;</text:span><text:span text:style-name="T4">div</text:span><text:span text:style-name="T1"> </text:span><text:span text:style-name="T5">class</text:span><text:span text:style-name="T1">=</text:span><text:span text:style-name="T6">"row"</text:span><text:span text:style-name="T3">&gt;</text:span></text:p>
      <text:p text:style-name="P2">                        <text:span text:style-name="T4">&lt;?php</text:span></text:p>
      <text:p text:style-name="P2">                            <text:span text:style-name="T5">$categories</text:span><text:span text:style-name="T1"> = </text:span><text:span text:style-name="T7">get_the_category</text:span><text:span text:style-name="T1">(</text:span><text:span text:style-name="T7">get_the_ID</text:span><text:span text:style-name="T1">());</text:span></text:p>
      <text:p text:style-name="P2">                            <text:span text:style-name="T8">if</text:span><text:span text:style-name="T1"> (</text:span><text:span text:style-name="T5">$categories</text:span><text:span text:style-name="T1">){</text:span></text:p>
      <text:p text:style-name="P2">                                <text:span text:style-name="T5">$category_ids</text:span><text:span text:style-name="T1"> = </text:span><text:span text:style-name="T7">array</text:span><text:span text:style-name="T1">();</text:span></text:p>
      <text:p text:style-name="P2">                                <text:span text:style-name="T8">foreach</text:span><text:span text:style-name="T1">(</text:span><text:span text:style-name="T5">$categories</text:span><text:span text:style-name="T1"> as </text:span><text:span text:style-name="T5">$individual_category</text:span><text:span text:style-name="T1">) </text:span><text:span text:style-name="T5">$category_ids</text:span><text:span text:style-name="T1">[] = </text:span><text:span text:style-name="T5">$individual_category</text:span><text:span text:style-name="T1">-&gt;</text:span><text:span text:style-name="T5">term_id</text:span><text:span text:style-name="T1">;</text:span></text:p>
      <text:p text:style-name="P2">                                <text:span text:style-name="T5">$args</text:span><text:span text:style-name="T1">=</text:span><text:span text:style-name="T7">array</text:span><text:span text:style-name="T1">(</text:span></text:p>
      <text:p text:style-name="P2">                                    <text:span text:style-name="T6">'category__in'</text:span><text:span text:style-name="T1"> =&gt; </text:span><text:span text:style-name="T5">$category_ids</text:span><text:span text:style-name="T1">, <text:s/>//</text:span><text:span text:style-name="T2">lấy bài post có cùng category-id với bài post chính đề xuất dưới chân</text:span></text:p>
      <text:p text:style-name="P2">                                    <text:span text:style-name="T6">'post__not_in'</text:span><text:span text:style-name="T1"> =&gt; </text:span><text:span text:style-name="T7">array</text:span><text:span text:style-name="T1">(</text:span><text:span text:style-name="T7">get_the_ID</text:span><text:span text:style-name="T1">()),//</text:span><text:span text:style-name="T2">loại bỏ các bài viết khác category-id so với bài post chính.</text:span></text:p>
      <text:p text:style-name="P2">                                    <text:span text:style-name="T6">'posts_per_page'</text:span><text:span text:style-name="T1"> =&gt; </text:span><text:span text:style-name="T9">2</text:span><text:span text:style-name="T1">,</text:span></text:p>
      <text:p text:style-name="P2">                                    <text:span text:style-name="T6">'orderby'</text:span><text:span text:style-name="T1">=&gt;</text:span><text:span text:style-name="T6">'date'</text:span><text:span text:style-name="T1">,</text:span></text:p>
      <text:p text:style-name="P2">                                    <text:span text:style-name="T6">'order'</text:span><text:span text:style-name="T1">=&gt;</text:span><text:span text:style-name="T6">'DESC'</text:span><text:span text:style-name="T1">,</text:span></text:p>
      <text:p text:style-name="P2">                                <text:span text:style-name="T1">);</text:span></text:p>
      <text:p text:style-name="P2">                                <text:span text:style-name="T8">if</text:span><text:span text:style-name="T1"> (</text:span><text:span text:style-name="T7">get_posts</text:span><text:span text:style-name="T1">(</text:span><text:span text:style-name="T5">$args</text:span><text:span text:style-name="T1">) == </text:span><text:span text:style-name="T4">NULL</text:span><text:span text:style-name="T1">){ //</text:span><text:span text:style-name="T2">trường hợp trừ hao sẽ lấy bình thường là lấy số lượng bài post mới nhất để hiển thị.</text:span></text:p>
      <text:p text:style-name="P2">                                    <text:span text:style-name="T5">$args</text:span><text:span text:style-name="T1">=</text:span><text:span text:style-name="T7">array</text:span><text:span text:style-name="T1">(</text:span></text:p>
      <text:p text:style-name="P2">                                        <text:span text:style-name="T6">'post__not_in'</text:span><text:span text:style-name="T1"> =&gt; </text:span><text:span text:style-name="T7">array</text:span><text:span text:style-name="T1">(</text:span><text:span text:style-name="T7">get_the_ID</text:span><text:span text:style-name="T1">()),</text:span></text:p>
      <text:p text:style-name="P2">                                        <text:span text:style-name="T6">'posts_per_page'</text:span><text:span text:style-name="T1"> =&gt; </text:span><text:span text:style-name="T9">2</text:span><text:span text:style-name="T1">,</text:span></text:p>
      <text:p text:style-name="P2">                                        <text:span text:style-name="T6">'orderby'</text:span><text:span text:style-name="T1">=&gt;</text:span><text:span text:style-name="T6">'date'</text:span><text:span text:style-name="T1">,</text:span></text:p>
      <text:p text:style-name="P2">                                        <text:span text:style-name="T6">'order'</text:span><text:span text:style-name="T1">=&gt;</text:span><text:span text:style-name="T6">'DESC'</text:span><text:span text:style-name="T1">,</text:span></text:p>
      <text:p text:style-name="P2">                                    <text:span text:style-name="T1">);</text:span></text:p>
      <text:p text:style-name="P2">                                <text:span text:style-name="T1">}</text:span></text:p>
      <text:p text:style-name="P2">                            <text:span text:style-name="T1">}</text:span></text:p>
      <text:p text:style-name="P2">                            <text:span text:style-name="T5">$my_query</text:span><text:span text:style-name="T1"> = </text:span><text:span text:style-name="T7">get_posts</text:span><text:span text:style-name="T1">(</text:span><text:span text:style-name="T5">$args</text:span><text:span text:style-name="T1">);</text:span></text:p>
      <text:p text:style-name="P2">                            <text:span text:style-name="T8">foreach</text:span><text:span text:style-name="T1">(</text:span><text:span text:style-name="T5">$my_query</text:span><text:span text:style-name="T1"> as </text:span><text:span text:style-name="T5">$post</text:span><text:span text:style-name="T1">){</text:span></text:p>
      <text:p text:style-name="P4"/>
      <text:p text:style-name="P2">                                <text:span text:style-name="T5">$img</text:span><text:span text:style-name="T1"> = </text:span><text:span text:style-name="T7">get_the_post_thumbnail_url</text:span><text:span text:style-name="T1">( </text:span><text:span text:style-name="T5">$post</text:span><text:span text:style-name="T1">-&gt;</text:span><text:span text:style-name="T5">ID</text:span><text:span text:style-name="T1"> )?</text:span><text:span text:style-name="T7">get_the_post_thumbnail_url</text:span><text:span text:style-name="T1">( </text:span><text:span text:style-name="T5">$post</text:span><text:span text:style-name="T1">-&gt;</text:span><text:span text:style-name="T5">ID</text:span><text:span text:style-name="T1"> ):DF_IMAGE. </text:span><text:span text:style-name="T6">'/noimage.png'</text:span><text:span text:style-name="T1">;</text:span></text:p>
      <text:p text:style-name="P2">                                <text:span text:style-name="T5">$alt</text:span><text:span text:style-name="T1"> = </text:span><text:span text:style-name="T7">get_the_post_thumbnail_url</text:span><text:span text:style-name="T1">( </text:span><text:span text:style-name="T5">$post</text:span><text:span text:style-name="T1">-&gt;</text:span><text:span text:style-name="T5">ID</text:span><text:span text:style-name="T1"> )?</text:span><text:span text:style-name="T5">$post</text:span><text:span text:style-name="T1">-&gt;</text:span><text:span text:style-name="T5">post_title</text:span><text:span text:style-name="T1">:</text:span><text:span text:style-name="T6">'noimage'</text:span><text:span text:style-name="T1">;</text:span></text:p>
      <text:p text:style-name="P4"/>
      <text:p text:style-name="P2">                                <text:span text:style-name="T4">?&gt;</text:span></text:p>
      <text:p text:style-name="P2">                                <text:span text:style-name="T3">&lt;</text:span><text:span text:style-name="T4">div</text:span><text:span text:style-name="T1"> </text:span><text:span text:style-name="T5">class</text:span><text:span text:style-name="T1">=</text:span><text:span text:style-name="T6">"list col-lg-6 col-md-6 col-sm-12"</text:span><text:span text:style-name="T3">&gt;</text:span></text:p>
      <text:p text:style-name="P2">                                    <text:span text:style-name="T3">&lt;</text:span><text:span text:style-name="T4">div</text:span><text:span text:style-name="T1"> </text:span><text:span text:style-name="T5">class</text:span><text:span text:style-name="T1">=</text:span><text:span text:style-name="T6">"image"</text:span><text:span text:style-name="T3">&gt;</text:span></text:p>
      <text:p text:style-name="P2">                                    <text:span text:style-name="T3">&lt;</text:span><text:span text:style-name="T4">a</text:span><text:span text:style-name="T1"> </text:span><text:span text:style-name="T5">href</text:span><text:span text:style-name="T1">=</text:span><text:span text:style-name="T6">"</text:span><text:span text:style-name="T4">&lt;?php</text:span><text:span text:style-name="T1"> </text:span><text:span text:style-name="T7">echo</text:span><text:span text:style-name="T1"> </text:span><text:span text:style-name="T7">get_permalink</text:span><text:span text:style-name="T1">(</text:span><text:span text:style-name="T5">$post</text:span><text:span text:style-name="T1">-&gt;</text:span><text:span text:style-name="T5">ID</text:span><text:span text:style-name="T1">); </text:span><text:span text:style-name="T4">?&gt;</text:span><text:span text:style-name="T6">"</text:span><text:span text:style-name="T1"> </text:span><text:span text:style-name="T5">title</text:span><text:span text:style-name="T1">=</text:span><text:span text:style-name="T6">"</text:span><text:span text:style-name="T4">&lt;?php</text:span><text:span text:style-name="T1"> </text:span><text:span text:style-name="T7">echo</text:span><text:span text:style-name="T1"> </text:span><text:span text:style-name="T5">$post</text:span><text:span text:style-name="T1">-&gt;</text:span><text:span text:style-name="T5">post_title</text:span><text:span text:style-name="T1">;</text:span><text:span text:style-name="T4">?&gt;</text:span><text:span text:style-name="T6">"</text:span><text:span text:style-name="T3">&gt;</text:span></text:p>
      <text:p text:style-name="P2">                                        <text:span text:style-name="T3">&lt;</text:span><text:span text:style-name="T4">img</text:span><text:span text:style-name="T1"> </text:span><text:span text:style-name="T5">src</text:span><text:span text:style-name="T1">=</text:span><text:span text:style-name="T6">"</text:span><text:span text:style-name="T4">&lt;?php</text:span><text:span text:style-name="T1"> </text:span><text:span text:style-name="T7">echo</text:span><text:span text:style-name="T1"> </text:span><text:span text:style-name="T5">$img</text:span><text:span text:style-name="T1">;</text:span><text:span text:style-name="T4">?&gt;</text:span><text:span text:style-name="T6">"</text:span><text:span text:style-name="T1"> </text:span><text:span text:style-name="T5">alt</text:span><text:span text:style-name="T1">=</text:span><text:span text:style-name="T6">"</text:span><text:span text:style-name="T4">&lt;?php</text:span><text:span text:style-name="T1"> </text:span><text:span text:style-name="T5">$alt</text:span><text:span text:style-name="T1">;</text:span><text:span text:style-name="T4">?&gt;</text:span><text:span text:style-name="T6">"</text:span><text:span text:style-name="T1"> </text:span><text:span text:style-name="T5">class</text:span><text:span text:style-name="T1">=</text:span><text:span text:style-name="T6">"post-image"</text:span><text:span text:style-name="T3">&gt;</text:span></text:p>
      <text:p text:style-name="P2">                                    <text:span text:style-name="T3">&lt;/</text:span><text:span text:style-name="T4">a</text:span><text:span text:style-name="T3">&gt;</text:span></text:p>
      <text:p text:style-name="P2">                                    <text:span text:style-name="T3">&lt;/</text:span><text:span text:style-name="T4">div</text:span><text:span text:style-name="T3">&gt;</text:span></text:p>
      <text:p text:style-name="P2">                                    <text:span text:style-name="T3">&lt;</text:span><text:span text:style-name="T4">h5</text:span><text:span text:style-name="T1"> </text:span><text:span text:style-name="T5">class</text:span><text:span text:style-name="T1">=</text:span><text:span text:style-name="T6">"h5-title post-title f_medium f-s-20 f-w-500"</text:span><text:span text:style-name="T3">&gt;&lt;</text:span><text:span text:style-name="T4">a</text:span><text:span text:style-name="T1"> </text:span><text:span text:style-name="T5">href</text:span><text:span text:style-name="T1">=</text:span><text:span text:style-name="T6">"</text:span><text:span text:style-name="T4">&lt;?php</text:span><text:span text:style-name="T1"> </text:span><text:span text:style-name="T7">echo</text:span><text:span text:style-name="T1"> </text:span><text:span text:style-name="T7">get_permalink</text:span><text:span text:style-name="T1">(</text:span><text:span text:style-name="T5">$post</text:span><text:span text:style-name="T1">-&gt;</text:span><text:span text:style-name="T5">ID</text:span><text:span text:style-name="T1">); </text:span><text:span text:style-name="T4">?&gt;</text:span><text:span text:style-name="T6">"</text:span><text:span text:style-name="T1"> </text:span><text:span text:style-name="T3">&gt;</text:span><text:span text:style-name="T4">&lt;?php</text:span><text:span text:style-name="T1"> </text:span><text:span text:style-name="T7">echo</text:span><text:span text:style-name="T1"> </text:span><text:span text:style-name="T5">$post</text:span><text:span text:style-name="T1">-&gt;</text:span><text:span text:style-name="T5">post_title</text:span><text:span text:style-name="T1">;</text:span><text:span text:style-name="T4">?&gt;</text:span><text:span text:style-name="T3">&lt;/</text:span><text:span text:style-name="T4">a</text:span><text:span text:style-name="T3">&gt;&lt;/</text:span><text:span text:style-name="T4">h5</text:span><text:span text:style-name="T3">&gt;</text:span></text:p>
      <text:p text:style-name="P2">                                    <text:span text:style-name="T3">&lt;</text:span><text:span text:style-name="T4">div</text:span><text:span text:style-name="T1"> </text:span><text:span text:style-name="T5">class</text:span><text:span text:style-name="T1">=</text:span><text:span text:style-name="T6">"description f_g_w f-s-16"</text:span><text:span text:style-name="T3">&gt;</text:span><text:span text:style-name="T4">&lt;?php</text:span><text:span text:style-name="T1"> </text:span><text:span text:style-name="T7">echo</text:span><text:span text:style-name="T1"> </text:span><text:span text:style-name="T5">$post</text:span><text:span text:style-name="T1">-&gt;</text:span><text:span text:style-name="T5">post_excerpt</text:span><text:span text:style-name="T1">;</text:span><text:span text:style-name="T4">?&gt;</text:span><text:span text:style-name="T3">&lt;/</text:span><text:span text:style-name="T4">div</text:span><text:span text:style-name="T3">&gt;</text:span></text:p>
      <text:p text:style-name="P2">                                <text:span text:style-name="T3">&lt;/</text:span><text:span text:style-name="T4">div</text:span><text:span text:style-name="T3">&gt;</text:span></text:p>
      <text:p text:style-name="P2">                                <text:span text:style-name="T4">&lt;?php</text:span></text:p>
      <text:p text:style-name="P2">                            <text:span text:style-name="T1">}</text:span></text:p>
      <text:p text:style-name="P2">                        <text:span text:style-name="T4">?&gt;</text:span></text:p>
      <text:p text:style-name="P2">                    <text:span text:style-name="T3">&lt;/</text:span><text:span text:style-name="T4">div</text:span><text:span text:style-name="T3">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1:49:02.367453573</meta:creation-date>
    <dc:date>2019-10-09T21:53:59.592726998</dc:date>
    <meta:editing-duration>PT4M58S</meta:editing-duration>
    <meta:editing-cycles>1</meta:editing-cycles>
    <meta:document-statistic meta:table-count="0" meta:image-count="0" meta:object-count="0" meta:page-count="1" meta:paragraph-count="41" meta:word-count="171" meta:character-count="2801" meta:non-whitespace-character-count="1361"/>
    <meta:generator>LibreOffice/6.2.7.1$Linux_X86_64 LibreOffice_project/20$Build-1</meta:generator>
  </office:meta>
</office:document-meta>
</file>